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Verdana, Helvetica, sans-serif"/>
    <style:font-face style:name="Helvetica Neue" svg:font-family="'Helvetica Neue', sans-serif"/>
    <style:font-face style:name="Liberation Serif1" svg:font-family="'Liberation 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bold" style:text-blinking="false" fo:background-color="transparent"/>
    </style:style>
    <style:style style:name="P3"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20%" fo:text-align="center" style:justify-single-word="false" style:writing-mode="lr-tb"/>
      <style:text-properties fo:font-weight="normal"/>
    </style:style>
    <style:style style:name="P5"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20pt" fo:letter-spacing="normal" fo:language="el" fo:country="GR" fo:font-style="normal" style:text-underline-style="none" fo:font-weight="bold" officeooo:rsid="00066aa8" officeooo:paragraph-rsid="00066aa8" style:text-blinking="false" fo:background-color="transparent" style:font-size-asian="17.5pt" style:font-weight-asian="bold" style:font-size-complex="20pt" style:font-weight-complex="bold"/>
    </style:style>
    <style:style style:name="P6" style:family="paragraph" style:parent-style-name="Text_20_body" style:list-style-name="L1">
      <loext:graphic-properties draw:fill="none" draw:fill-color="#ffffff"/>
      <style:paragraph-properties fo:margin-top="0in" fo:margin-bottom="0in" loext:contextual-spacing="false" fo:line-height="120%" fo:background-color="transparent" fo:padding="0in" fo:border="none"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P7" style:family="paragraph" style:parent-style-name="Text_20_body" style:list-style-name="L2">
      <loext:graphic-properties draw:fill="none" draw:fill-color="#ffffff"/>
      <style:paragraph-properties fo:margin-top="0in" fo:margin-bottom="0in" loext:contextual-spacing="false" fo:line-height="120%" fo:background-color="transparent" fo:padding="0in" fo:border="none"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P8" style:family="paragraph" style:parent-style-name="Text_20_body" style:list-style-name="L3">
      <loext:graphic-properties draw:fill="none" draw:fill-color="#ffffff"/>
      <style:paragraph-properties fo:margin-top="0in" fo:margin-bottom="0in" loext:contextual-spacing="false" fo:line-height="120%" fo:background-color="transparent" fo:padding="0in" fo:border="none"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Helvetica Neue" fo:font-size="12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Helvetica Neue" fo:font-size="16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Liberation Serif1" fo:font-size="12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Liberation Serif1" fo:font-size="16pt" fo:font-style="normal" style:text-underline-style="none" fo:font-weight="bold" style:text-blinking="false" fo:background-color="transparent" loext:char-shading-value="0"/>
    </style:style>
    <style:style style:name="T5" style:family="text">
      <style:text-properties officeooo:rsid="0011f1ac"/>
    </style:style>
    <style:style style:name="T6" style:family="text">
      <style:text-properties officeooo:rsid="0013cd99"/>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 text:name="docs-internal-guid-94f3abf4-7fff-065e-2313-8232cec75e91"/>SelectableRecyclerView</text:p>
      <text:p text:style-name="P5"/>
      <text:p text:style-name="P4"><text:span text:style-name="T1">25/4/2021</text:span><text:span text:style-name="T3"><text:line-break/></text:span><text:span text:style-name="T2">Γεώργιος Δάγκαλης</text:span></text:p>
      <text:p text:style-name="P4"><text:span text:style-name="T4">ΑΕΜ: </text:span><text:span text:style-name="T2">3164</text:span></text:p>
      <text:p text:style-name="Text_20_body"/>
      <text:p text:style-name="P2">1. What OSS projects did you consider while looking for a project to participate in?</text:p>
      <text:p text:style-name="Text_20_body"/>
      <text:p text:style-name="P2">Ποια έργα ΕΛΛΑΚ επισκεφθήκατε πριν καταλήξετε σε αυτό στο οποίο λάβατε μέρος;</text:p>
      <text:p text:style-name="Text_20_body"/>
      <text:p text:style-name="P3">Τα έργα ΕΛΛΑΚ που σκέφτηκα πριν καταλήξω σε αυτό ήταν:</text:p>
      <text:list xml:id="list630714357" text:style-name="L1">
        <text:list-item>
          <text:p text:style-name="P6">Habitica ( android ή web )</text:p>
        </text:list-item>
        <text:list-item>
          <text:p text:style-name="P6">VLC ( android )</text:p>
        </text:list-item>
      </text:list>
      <text:p text:style-name="Text_20_body"/>
      <text:p text:style-name="P2">2. Why did you decide to work with the specific OSS project?</text:p>
      <text:p text:style-name="Text_20_body"/>
      <text:p text:style-name="P2">Για ποιους λόγους επιλέξατε το συγκεκριμένο έργο;</text:p>
      <text:p text:style-name="Text_20_body"/>
      <text:p text:style-name="P3">Υπήρχαν πολλοί λόγοι που επέλεξα το συγκεκριμένο project. </text:p>
      <text:list xml:id="list3844148316" text:style-name="L2">
        <text:list-item>
          <text:p text:style-name="P7">Μου φάνηκε ιδιαίτερα ενδιαφέρον σαν project</text:p>
        </text:list-item>
        <text:list-item>
          <text:p text:style-name="P7">Ήταν μια πολύ καλή πρόκληση δεδομένου των ικανοτήτων μου και με βοήθησε να τις <text:span text:style-name="T5">εξελίξω</text:span>.</text:p>
        </text:list-item>
        <text:list-item>
          <text:p text:style-name="P7">Ήταν μια πολύ καλή λύση σε ένα συνεχές πρόβλημα που αντιμετώπιζα στην δουλειά μου.</text:p>
        </text:list-item>
      </text:list>
      <text:p text:style-name="Text_20_body"/>
      <text:p text:style-name="P2">3. What problems did you encounter while participating in your OSS project?</text:p>
      <text:p text:style-name="Text_20_body"/>
      <text:p text:style-name="P2">Τι προβλήματα συναντήσατε κατά τη διάρκεια της εκπόνησης της εργασίας σας;</text:p>
      <text:p text:style-name="Text_20_body"/>
      <text:p text:style-name="P3">Οι αρχικές μου σκέψεις ήταν να αναπτύξω μια κλάση που θα κάλυπτε τις ανάγκες που είχα στην δουλειά μου. Παρόλα αυτά ήθελα και γω να συνισφέρω έμπρακτα στην open source κοινότητα που με έχει βοηθήσει τόσες φορές στο παρελθόν. Αποφάσισα λοιπόν να φτιάξω μια βιβλιοθήκη που θα λύνει το πρόβλημα μου αλλά από μια πιο γενική προσέγγιση ώστε να μπορούν να το χρησιμοποιήσουν και άλλοι προγραμματιστές. Το πρόβλημα είναι αυτό της επιλογής και επεξεργασίας στοιχείων από μια λίστα σε συσκευές android. Η κλάση θα επέκτεινε την διαδεδομένη κλάση που χρησιμοποιούν οι προγραμματιστές για να παρουσιάσουν μια λίστα.</text:p>
      <text:p text:style-name="Text_20_body"/>
      <text:p text:style-name="P3"><text:soft-page-break/>Τα προβλήματα που είχα να αντιμετωπίσω ήταν τα εξής:</text:p>
      <text:list xml:id="list160745567" text:style-name="L3">
        <text:list-item>
          <text:p text:style-name="P8">Πως να επεκτείνω την έτοιμη δομή για τον σχηματισμό λίστας.</text:p>
        </text:list-item>
        <text:list-item>
          <text:p text:style-name="P8">Πως να απλοποιήσω την δομή ώστε να κάνω την δουλειά του προγραμματιστή εύκολη. Ήθελα η καινούρια δομή να είναι όσο πιο κοντά στην δομή που ο προγραμματιστής έχει δοκιμάσει.</text:p>
        </text:list-item>
        <text:list-item>
          <text:p text:style-name="P8">Έπρεπε να βρω έναν τρόπο να κρατάω την πληροφορία για το ποια στοιχεία είναι επιλεγμένα και ποια όχι με έναν αποδοτικό τρόπο ώστε να εξυπηρετούνται και οι πολύ μεγάλες λίστες (πάνω από 1000000 στοιχεία).</text:p>
        </text:list-item>
      </text:list>
      <text:p text:style-name="Text_20_body"/>
      <text:p text:style-name="P3">Εκ του αποτελέσματος <text:span text:style-name="T6">πιστεύω </text:span>πως εκπλήρωσα όλους μου τους στόχους. Η βιβλιοθήκη έχει ήδη δοκιμαστεί στον εργασιακό μου χώρο και δουλεύει ακριβώς όπως θα ήθελα.</text:p>
      <text:p text:style-name="Text_20_body"/>
      <text:p text:style-name="P2">4. Which was your overall experience?</text:p>
      <text:p text:style-name="Text_20_body"/>
      <text:p text:style-name="P2">Ποια ήταν η συνολική εμπειρία που αποκομίσατε;</text:p>
      <text:p text:style-name="Text_20_body"/>
      <text:p text:style-name="P3">Η συνολική μου εμπειρία ήταν πολύ θετική. Ήθελα για αρκετό καιρό να βρω έναν τρόπο να αρχίσω να συνεισφέρω στην open source κοινότητα και τελικά τον βρήκα.</text:p>
      <text:p text:style-name="P1"><text:line-break/></text:p>
      <text:p text:style-name="P2">5. Would you recommend this project to your class mates?</text:p>
      <text:p text:style-name="Text_20_body"/>
      <text:p text:style-name="P2">Θα συστήνατε ή όχι το έργο αυτό σε κάποιο συμφοιτητή σας;</text:p>
      <text:p text:style-name="P2">Για ποιους λόγους;</text:p>
      <text:p text:style-name="Text_20_body"/>
      <text:p text:style-name="P3">Ναι, θα το πρότεινα σε άτομα που τους ενδιαφέρει και το βλέπουν με τόσο ενθουσιασμό όσο εγώ. Υπάρχουν πολλές επεκτάσεις πάνω στην βιβλιοθήκη που θα μπορούσαν να την κάνουν ακόμη πιο χρήσιμη.</text:p>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Verdana, Helvetica, sans-serif"/>
    <style:font-face style:name="Helvetica Neue" svg:font-family="'Helvetica Neue', sans-serif"/>
    <style:font-face style:name="Liberation Serif1" svg:font-family="'Liberation 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5-02-17T16:14:12.072000000</meta:creation-date>
    <meta:generator>LibreOffice/6.4.6.2$Linux_X86_64 LibreOffice_project/40$Build-2</meta:generator>
    <dc:date>2021-05-16T22:23:37.695837945</dc:date>
    <meta:editing-duration>PT9M46S</meta:editing-duration>
    <meta:editing-cycles>9</meta:editing-cycles>
    <meta:document-statistic meta:table-count="0" meta:image-count="0" meta:object-count="0" meta:page-count="2" meta:paragraph-count="31" meta:word-count="446" meta:character-count="2668" meta:non-whitespace-character-count="2256"/>
  </office:meta>
</office:document-meta>
</file>